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svg:stroke-color="#660066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measure">
      <style:graphic-properties draw:textarea-vertical-align="middle"/>
    </style:style>
    <style:style style:name="gr10" style:family="graphic" style:parent-style-name="standard">
      <style:graphic-properties draw:fill="none" draw:fill-color="#ff420e" draw:textarea-vertical-align="middle" draw:auto-grow-height="false" fo:min-height="0.749cm" fo:min-width="0.499cm"/>
    </style:style>
    <style:style style:name="gr11" style:family="graphic" style:parent-style-name="standard">
      <style:graphic-properties draw:fill="none" draw:fill-color="#ff420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15pt" style:font-size-asian="15pt" style:font-size-complex="1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cm" svg:height="4.8cm" svg:x="3.6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4cm" svg:height="1.28cm" svg:x="8.7cm" svg:y="3.32cm">
          <draw:text-box>
            <text:p text:style-name="P2"><text:span text:style-name="T1">ADMIN</text:span></text:p>
          </draw:text-box>
        </draw:frame>
        <draw:custom-shape draw:style-name="gr3" draw:text-style-name="P1" draw:layer="layout" svg:width="7.2cm" svg:height="5.8cm" svg:x="2.4cm" svg:y="1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cm" svg:height="1.204cm" svg:x="8cm" svg:y="24.6cm">
          <draw:text-box>
            <text:p text:style-name="P3"><text:span text:style-name="T2">CLIENTS</text:span></text:p>
          </draw:text-box>
        </draw:frame>
        <draw:line draw:style-name="gr5" draw:text-style-name="P1" draw:layer="layout" svg:x1="4.2cm" svg:y1="7.8cm" svg:x2="4.2cm" svg:y2="11.4cm">
          <text:p/>
        </draw:line>
        <draw:frame draw:style-name="gr6" draw:layer="layout" svg:width="12cm" svg:height="3.4cm" svg:x="5.5cm" svg:y="7.894cm">
          <draw:text-box>
            <text:p>Video,</text:p>
            <text:p>Audio,</text:p>
            <text:p>Text, </text:p>
            <text:p>external media files not present on LAN</text:p>
          </draw:text-box>
        </draw:frame>
        <draw:line draw:style-name="gr5" draw:text-style-name="P1" draw:layer="layout" svg:x1="4.7cm" svg:y1="11.4cm" svg:x2="4.7cm" svg:y2="7.8cm">
          <text:p/>
        </draw:line>
        <draw:line draw:style-name="gr7" draw:text-style-name="P1" draw:layer="layout" svg:x1="11.6cm" svg:y1="22.7cm" svg:x2="11.6cm" svg:y2="7.2cm">
          <text:p text:style-name="P4">Current state of the system</text:p>
          <text:p text:style-name="P4"/>
          <text:p text:style-name="P4"/>
        </draw:line>
        <draw:custom-shape draw:style-name="gr8" draw:text-style-name="P1" draw:layer="layout" svg:width="2.3cm" svg:height="2.4cm" svg:x="4.6cm" svg:y="2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3cm" svg:height="2.4cm" svg:x="7.8cm" svg:y="2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3cm" svg:height="2.4cm" svg:x="10.9cm" svg:y="2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3cm" svg:height="2.4cm" svg:x="14cm" svg:y="2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3cm" svg:height="2.4cm" svg:x="17cm" svg:y="2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3cm" svg:height="2.4cm" svg:x="1.7cm" svg:y="2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9" draw:text-style-name="P1" draw:layer="measurelines" svg:x1="2.7cm" svg:y1="25.1cm" svg:x2="18.3cm" svg:y2="25.1cm">
          <text:p/>
        </draw:measure>
        <draw:custom-shape draw:style-name="gr10" draw:text-style-name="P5" draw:layer="layout" svg:width="11.5cm" svg:height="1.3cm" svg:x="1.7cm" svg:y="12.8cm">
          <text:p text:style-name="P5"><text:span text:style-name="T3">For Video </text:span><text:span text:style-name="T3">Conferencing, </text:span><text:span text:style-name="T3">Text Messaging</text:span></text:p>
          <text:p text:style-name="P5"><text:span text:style-name="T3"><text:s/></text:span><text:span text:style-name="T3">and for teacher </text:span><text:span text:style-name="T3">to present </text:span><text:span text:style-name="T3">different </text:span></text:p>
          <text:p text:style-name="P5"><text:span text:style-name="T3">media to </text:span><text:span text:style-name="T3">students, would </text:span><text:span text:style-name="T3">require </text:span></text:p>
          <text:p text:style-name="P5"><text:span text:style-name="T3">Admin's </text:span><text:span text:style-name="T3">permission to </text:span><text:span text:style-name="T3">acces his IP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7.1cm" svg:height="7.2cm" svg:x="12.9cm" svg:y="14.1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2" draw:text-style-name="P6" draw:layer="layout" svg:width="6.3cm" svg:height="9.749cm" svg:x="13.5cm" svg:y="14.651cm">
          <draw:text-box>
            <text:p text:style-name="P6"><text:span text:style-name="T3">For remote Desktop control:</text:span></text:p>
            <text:p text:style-name="P6"><text:span text:style-name="T3">Serve screencast over LAN </text:span></text:p>
            <text:p text:style-name="P6"><text:span text:style-name="T3">and simulate the mouse </text:span></text:p>
            <text:p text:style-name="P6"><text:span text:style-name="T3">coordinate changes </text:span></text:p>
            <text:p text:style-name="P6"><text:span text:style-name="T3">on the client sid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22:09:37.265117917</meta:creation-date>
    <meta:editing-cycles>1</meta:editing-cycles>
    <meta:editing-duration>PT40S</meta:editing-duration>
    <dc:date>2017-01-19T22:57:04.368072074</dc:date>
    <meta:generator>LibreOffice/4.2.8.2$Linux_X86_64 LibreOffice_project/420m0$Build-2</meta:generator>
    <meta:document-statistic meta:object-count="18"/>
  </office:meta>
</office:document-meta>
</file>